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uswertung_5f_horizontal" style:display-name="Auswertung_horizontal" style:family="table">
      <style:table-properties style:width="17cm" table:align="margins"/>
    </style:style>
    <style:style style:name="Auswertung_5f_horizontal.A" style:display-name="Auswertung_horizontal.A" style:family="table-column">
      <style:table-column-properties style:column-width="3.5cm" style:rel-column-width="13490*"/>
    </style:style>
    <style:style style:name="Auswertung_5f_horizontal.B" style:display-name="Auswertung_horizontal.B" style:family="table-column">
      <style:table-column-properties style:column-width="1.461cm" style:rel-column-width="5630*"/>
    </style:style>
    <style:style style:name="Auswertung_5f_horizontal.H" style:display-name="Auswertung_horizontal.H" style:family="table-column">
      <style:table-column-properties style:column-width="2.699cm" style:rel-column-width="10405*"/>
    </style:style>
    <style:style style:name="Auswertung_5f_horizontal.1" style:display-name="Auswertung_horizontal.1" style:family="table-row">
      <style:table-row-properties style:min-row-height="2.498cm"/>
    </style:style>
    <style:style style:name="Auswertung_5f_horizontal.A1" style:display-name="Auswertung_horizontal.A1" style:family="table-cell">
      <style:table-cell-properties fo:padding="0.097cm" fo:border-left="0.5pt solid #000000" fo:border-right="none" fo:border-top="0.5pt solid #000000" fo:border-bottom="0.5pt solid #000000"/>
    </style:style>
    <style:style style:name="Auswertung_5f_horizontal.B1" style:display-name="Auswertung_horizontal.B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Auswertung_5f_horizontal.H1" style:display-name="Auswertung_horizontal.H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049377" officeooo:paragraph-rsid="00049377"/>
    </style:style>
    <style:style style:name="P3" style:family="paragraph" style:parent-style-name="Table_20_Contents">
      <style:text-properties style:font-name="Liberation Sans" fo:font-size="10pt" officeooo:rsid="00049377" officeooo:paragraph-rsid="00049377" style:font-size-asian="10pt" style:font-size-complex="10pt"/>
    </style:style>
    <style:style style:name="P4" style:family="paragraph" style:parent-style-name="Table_20_Contents">
      <style:text-properties style:font-name="Liberation Sans" fo:font-size="10pt" officeooo:rsid="0006a24f" officeooo:paragraph-rsid="0006a24f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1.499cm" fo:min-width="0.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Auswertung_horizontal" table:style-name="Auswertung_5f_horizontal">
        <table:table-column table:style-name="Auswertung_5f_horizontal.A"/>
        <table:table-column table:style-name="Auswertung_5f_horizontal.B" table:number-columns-repeated="5"/>
        <table:table-column table:style-name="Auswertung_5f_horizontal.A"/>
        <table:table-column table:style-name="Auswertung_5f_horizontal.H"/>
        <table:table-row table:style-name="Auswertung_5f_horizontal.1">
          <table:table-cell table:style-name="Auswertung_5f_horizontal.A1" office:value-type="string">
            <text:p text:style-name="P3"><draw:custom-shape text:anchor-type="paragraph" draw:z-index="0" draw:name="Form 1" draw:style-name="gr1" svg:width="0.6cm" svg:height="1.5cm" svg:x="3.773cm" svg:y="0.139cm"><text:p/><draw:enhanced-geometry svg:viewBox="0 0 21600 21600" draw:type="rectangle" draw:enhanced-path="M 0 0 L 21600 0 21600 21600 0 21600 0 0 Z N"/></draw:custom-shape>#Beschreibung1</text:p>
          </table:table-cell>
          <table:table-cell table:style-name="Auswertung_5f_horizontal.B1" office:value-type="string">
            <text:p text:style-name="P2"><draw:custom-shape text:anchor-type="paragraph" draw:z-index="1" draw:name="Form 2" draw:style-name="gr1" svg:width="0.6cm" svg:height="1.5cm" svg:x="1.741cm" svg:y="-1.639cm"><text:p/><draw:enhanced-geometry svg:viewBox="0 0 21600 21600" draw:type="rectangle" draw:enhanced-path="M 0 0 L 21600 0 21600 21600 0 21600 0 0 Z N"/></draw:custom-shape><draw:custom-shape text:anchor-type="paragraph" draw:z-index="2" draw:name="Form 3" draw:style-name="gr1" svg:width="0.6cm" svg:height="1.5cm" svg:x="3.201cm" svg:y="-1.639cm"><text:p/><draw:enhanced-geometry svg:viewBox="0 0 21600 21600" draw:type="rectangle" draw:enhanced-path="M 0 0 L 21600 0 21600 21600 0 21600 0 0 Z N"/></draw:custom-shape><draw:custom-shape text:anchor-type="paragraph" draw:z-index="3" draw:name="Form 4" draw:style-name="gr1" svg:width="0.6cm" svg:height="1.5cm" svg:x="4.72cm" svg:y="-1.626cm"><text:p/><draw:enhanced-geometry svg:viewBox="0 0 21600 21600" draw:type="rectangle" draw:enhanced-path="M 0 0 L 21600 0 21600 21600 0 21600 0 0 Z N"/></draw:custom-shape><draw:custom-shape text:anchor-type="paragraph" draw:z-index="4" draw:name="Form 5" draw:style-name="gr1" svg:width="0.6cm" svg:height="1.5cm" svg:x="6.144cm" svg:y="-1.63cm"><text:p/><draw:enhanced-geometry svg:viewBox="0 0 21600 21600" draw:type="rectangle" draw:enhanced-path="M 0 0 L 21600 0 21600 21600 0 21600 0 0 Z N"/></draw:custom-shape>1</text:p>
          </table:table-cell>
          <table:table-cell table:style-name="Auswertung_5f_horizontal.B1" office:value-type="string">
            <text:p text:style-name="P2">2</text:p>
          </table:table-cell>
          <table:table-cell table:style-name="Auswertung_5f_horizontal.B1" office:value-type="string">
            <text:p text:style-name="P2">3</text:p>
          </table:table-cell>
          <table:table-cell table:style-name="Auswertung_5f_horizontal.B1" office:value-type="string">
            <text:p text:style-name="P2">4</text:p>
          </table:table-cell>
          <table:table-cell table:style-name="Auswertung_5f_horizontal.B1" office:value-type="string">
            <text:p text:style-name="P2">5</text:p>
          </table:table-cell>
          <table:table-cell table:style-name="Auswertung_5f_horizontal.A1" office:value-type="string">
            <text:p text:style-name="P3">#Beschreibung2</text:p>
          </table:table-cell>
          <table:table-cell table:style-name="Auswertung_5f_horizontal.H1" office:value-type="string">
            <text:p text:style-name="P4">#Durchschnit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08:43:01.043000000</meta:creation-date>
    <dc:date>2023-02-20T12:21:51.644000000</dc:date>
    <meta:editing-duration>PT23M14S</meta:editing-duration>
    <meta:editing-cycles>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8" meta:word-count="8" meta:character-count="46" meta:non-whitespace-character-count="46"/>
  </office:meta>
</office:document-meta>
</file>